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Bodoni MT Condensed'" style:font-style-name="Regular" style:font-family-generic="roman" style:font-pitch="variable" fo:font-size="18pt" style:font-family-asian="'Anonymous Pro'" style:font-style-name-asian="Regular" style:font-family-generic-asian="modern" style:font-pitch-asian="fixed" style:font-size-asian="18pt" style:font-size-complex="18pt"/>
    </style:style>
    <style:style style:name="P2" style:family="paragraph">
      <style:paragraph-properties fo:text-align="start"/>
      <style:text-properties fo:font-family="'Bodoni MT Condensed'" style:font-style-name="Regular" style:font-family-generic="roman" style:font-pitch="variable" fo:font-size="16pt" style:font-family-asian="'Anonymous Pro'" style:font-style-name-asian="Regular" style:font-family-generic-asian="modern" style:font-pitch-asian="fixed" style:font-size-asian="16pt" style:font-size-complex="16pt"/>
    </style:style>
    <style:style style:name="P3" style:family="paragraph">
      <style:paragraph-properties fo:text-align="start"/>
      <style:text-properties fo:font-family="'Anonymous Pro'" style:font-family-generic="modern" style:font-pitch="fixed" fo:font-size="10pt" style:font-family-asian="'Anonymous Pro'" style:font-style-name-asian="Regular" style:font-family-generic-asian="modern" style:font-pitch-asian="fixed" style:font-size-asian="10pt" style:font-size-complex="10pt"/>
    </style:style>
    <style:style style:name="T1" style:family="text">
      <style:text-properties fo:color="#80801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6666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ff0000" fo:font-size="16pt" style:font-size-asian="16pt" style:font-size-complex="16pt"/>
    </style:style>
    <style:style style:name="T6" style:family="text">
      <style:text-properties fo:color="#666600" fo:font-family="'Anonymous Pro'" style:font-family-generic="modern" style:font-pitch="fixed" fo:font-size="10pt" style:font-size-asian="10pt" style:font-size-complex="10pt"/>
    </style:style>
    <style:style style:name="T7" style:family="text">
      <style:text-properties fo:color="#000000" fo:font-family="'Anonymous Pr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5cm" svg:height="1cm" svg:x="2cm" svg:y="2cm">
          <text:p text:style-name="P1">os.walk( <text:span text:style-name="T1">top , topdown=True, onerror=None, followlinks= False</text:span> )</text:p>
        </draw:rect>
        <draw:rect draw:style-name="gr2" draw:text-style-name="P2" draw:layer="layout" svg:width="14.5cm" svg:height="6.124cm" svg:x="2.019cm" svg:y="3.276cm">
          <text:list text:style-name="L1">
            <text:list-item>
              <text:p text:style-name="P2"><text:span text:style-name="T2"><text:s/></text:span><text:span text:style-name="T2">Generate the file names in a directory tree by walking the tree,</text:span></text:p>
            </text:list-item>
          </text:list>
          <text:p text:style-name="P2"><text:span text:style-name="T2"><text:s text:c="3"/></text:span><text:span text:style-name="T2">either top-down or buttom up</text:span></text:p>
          <text:list text:continue-numbering="true" text:style-name="L1">
            <text:list-item>
              <text:p text:style-name="P2"><text:span text:style-name="T2"><text:s/></text:span><text:span text:style-name="T2">For each directory in the tree rooted at a directory,</text:span></text:p>
            </text:list-item>
          </text:list>
          <text:p text:style-name="P2"><text:span text:style-name="T2"><text:s text:c="3"/></text:span><text:span text:style-name="T2">it yields a 3-tuple </text:span><text:span text:style-name="T3">( dirpath, dirnames, filenames )</text:span></text:p>
          <text:list text:continue-numbering="true" text:style-name="L1">
            <text:list-item>
              <text:p text:style-name="P2"><text:span text:style-name="T4"><text:s/></text:span><text:span text:style-name="T3">dirpath</text:span><text:span text:style-name="T4"> is the </text:span><text:span text:style-name="T5">absolute</text:span><text:span text:style-name="T4"> </text:span><text:span text:style-name="T5">path</text:span><text:span text:style-name="T4"> to the directory</text:span></text:p>
            </text:list-item>
            <text:list-item>
              <text:p text:style-name="P2"><text:span text:style-name="T4"><text:s/></text:span><text:span text:style-name="T3">dirnames</text:span><text:span text:style-name="T4"> is [ a list of names of the subdirectories in dirpath ]</text:span></text:p>
            </text:list-item>
            <text:list-item>
              <text:p text:style-name="P2"><text:span text:style-name="T4"><text:s/></text:span><text:span text:style-name="T3">filenames</text:span><text:span text:style-name="T4"> is [ a list of names of the non-directory files in dirpah ]</text:span></text:p>
            </text:list-item>
          </text:list>
        </draw:rect>
        <draw:rect draw:style-name="gr2" draw:text-style-name="P3" draw:layer="layout" svg:width="14.5cm" svg:height="3.424cm" svg:x="2.019cm" svg:y="9.676cm">
          <text:p text:style-name="P3"><text:span text:style-name="T6">import</text:span><text:span text:style-name="T7"> os</text:span></text:p>
          <text:p text:style-name="P3"><text:span text:style-name="T7">for </text:span><text:span text:style-name="T6">dirpath, sub_dirs, files</text:span><text:span text:style-name="T7"> in </text:span><text:span text:style-name="T6">os.walk</text:span><text:span text:style-name="T7">(dirname):</text:span></text:p>
          <text:p text:style-name="P3"><text:span text:style-name="T7"><text:s text:c="5"/></text:span><text:span text:style-name="T7">for file in files:</text:span></text:p>
          <text:p text:style-name="P3"><text:span text:style-name="T7"><text:s text:c="10"/></text:span><text:span text:style-name="T7">print </text:span><text:span text:style-name="T6">os.path.join(dirpath, file)</text:span></text:p>
          <text:p text:style-name="P3"><text:span text:style-name="T7"><text:s text:c="5"/></text:span><text:span text:style-name="T7">for dir in sub_dirs:</text:span></text:p>
          <text:p text:style-name="P3"><text:span text:style-name="T7"><text:s text:c="10"/></text:span><text:span text:style-name="T7">print </text:span><text:span text:style-name="T6">os.path.join(dirpath,dir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7-03T01:20:56.28</meta:creation-date>
    <dc:date>2016-07-03T02:40:20.12</dc:date>
    <meta:editing-duration>PT00H18M02S</meta:editing-duration>
    <meta:editing-cycles>2</meta:editing-cycles>
    <meta:generator>OpenOffice.org/3.0$Win32 OpenOffice.org_project/300m9$Build-9358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